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0cm"/>
    </style:style>
    <style:style style:name="gr5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_20__28_var_29_" svg:stroke-width="0.102cm" draw:marker-start-width="0.356cm" draw:marker-end="Arrow_20_concave" draw:marker-end-width="0.457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058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62cm" svg:x="17.952cm" svg:y="0.3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12.065cm" svg:x="0.172cm" svg:y="0.21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35cm" svg:height="1.195cm" svg:x="0.482cm" svg:y="10.989cm">
          <draw:text-box>
            <text:p><text:span text:style-name="T1">PE 1</text:span></text:p>
          </draw:text-box>
        </draw:frame>
        <draw:custom-shape draw:style-name="gr3" draw:text-style-name="P1" draw:layer="layout" svg:width="2.54cm" svg:height="2.54cm" svg:x="4.342cm" svg:y="1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4.782cm" svg:y="2.187cm">
          <draw:text-box>
            <text:p><text:span text:style-name="T1">C2</text:span></text:p>
          </draw:text-box>
        </draw:frame>
        <draw:custom-shape draw:style-name="gr3" draw:text-style-name="P1" draw:id="id1" draw:layer="layout" svg:width="2.54cm" svg:height="2.54cm" svg:x="1.242cm" svg:y="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582cm" svg:height="1.195cm" svg:x="1.682cm" svg:y="5.287cm">
          <draw:text-box>
            <text:p><text:span text:style-name="T1">C1</text:span></text:p>
          </draw:text-box>
        </draw:frame>
        <draw:custom-shape draw:style-name="gr5" draw:text-style-name="P1" draw:id="id2" draw:layer="layout" svg:width="3.175cm" svg:height="3.175cm" svg:x="9.456cm" svg:y="8.3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2.54cm" svg:x="18.586cm" svg:y="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19.026cm" svg:y="1.856cm">
          <draw:text-box>
            <text:p><text:span text:style-name="T1">C4</text:span></text:p>
          </draw:text-box>
        </draw:frame>
        <draw:connector draw:style-name="gr6" draw:text-style-name="P1" draw:layer="layout" draw:type="curve" svg:x1="2.512cm" svg:y1="7.127cm" svg:x2="9.456cm" svg:y2="9.928cm" draw:start-shape="id1" draw:start-glue-point="8" draw:end-shape="id2" draw:end-glue-point="3" svg:d="m2512 7127c0 1868 2314 2801 6944 2801">
          <text:p/>
        </draw:connector>
        <draw:custom-shape draw:style-name="gr3" draw:text-style-name="P1" draw:layer="layout" svg:width="2.54cm" svg:height="2.54cm" svg:x="7.156cm" svg:y="3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7.682cm" svg:y="4.387cm">
          <draw:text-box>
            <text:p><text:span text:style-name="T1">C3</text:span></text:p>
          </draw:text-box>
        </draw:frame>
        <draw:frame draw:style-name="gr2" draw:text-style-name="P3" draw:layer="layout" svg:width="2.898cm" svg:height="2.139cm" svg:x="9.582cm" svg:y="8.789cm">
          <draw:text-box>
            <text:p text:style-name="P1"><text:span text:style-name="T1">Local</text:span></text:p>
            <text:p text:style-name="P1"><text:span text:style-name="T1">cache</text:span></text:p>
          </draw:text-box>
        </draw:frame>
        <draw:frame draw:style-name="gr2" draw:text-style-name="P2" draw:layer="layout" svg:width="2.335cm" svg:height="1.195cm" svg:x="22.712cm" svg:y="6.713cm">
          <draw:text-box>
            <text:p><text:span text:style-name="T1">PE 2</text:span></text:p>
          </draw:text-box>
        </draw:frame>
        <draw:frame draw:style-name="gr7" draw:text-style-name="P3" draw:layer="layout" svg:width="3.558cm" svg:height="2.139cm" svg:x="4.282cm" svg:y="7.09cm">
          <draw:text-box>
            <text:p text:style-name="P1"><text:span text:style-name="T1">Local </text:span></text:p>
            <text:p text:style-name="P1"><text:span text:style-name="T1">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146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itish Jetley</meta:initial-creator>
    <meta:creation-date>2012-09-15T19:26:44</meta:creation-date>
    <dc:date>2012-09-15T19:43:47</dc:date>
    <dc:creator>Pritish Jetley</dc:creator>
    <meta:editing-duration>PT00H05M54S</meta:editing-duration>
    <meta:editing-cycles>4</meta:editing-cycles>
    <meta:generator>OpenOffice.org/3.2$Linux OpenOffice.org_project/320m12$Build-9483</meta:generator>
    <meta:document-statistic meta:object-count="16"/>
  </office:meta>
</office:document-meta>
</file>